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800000308F10BB3B0.png" manifest:media-type="image/png"/>
  <manifest:file-entry manifest:full-path="Pictures/100000010000040E000002ABB911F9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383cm" svg:y="1.21cm" svg:width="17cm" svg:height="12.781cm" draw:z-index="0"><draw:image xlink:href="Pictures/100000010000040800000308F10BB3B0.png" xlink:type="simple" xlink:show="embed" xlink:actuate="onLoad" draw:mime-type="image/png"/></draw:frame><draw:frame draw:style-name="fr1" draw:name="Imagen2" text:anchor-type="char" svg:x="0.323cm" svg:y="16.515cm" svg:width="17cm" svg:height="11.185cm" draw:z-index="1"><draw:image xlink:href="Pictures/100000010000040E000002ABB911F9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46.583000000</meta:creation-date>
    <dc:date>2025-01-15T20:04:54.656000000</dc:date>
    <meta:editing-duration>PT1H20M11S</meta:editing-duration>
    <meta:editing-cycles>2</meta:editing-cycles>
    <meta:generator>LibreOffice/7.6.5.2$Windows_X86_64 LibreOffice_project/38d5f62f85355c192ef5f1dd47c5c0c0c6d6598b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